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EC358041CDD61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33cm, 14.816cm, 5.595cm, 14.5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99cm" svg:height="6.299cm" svg:x="6.3cm" svg:y="11.8cm">
          <draw:image xlink:href="Pictures/1000020100000780000004382EC358041CDD61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27T23:27:56.593594263</dc:date>
    <meta:editing-duration>PT5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